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47612e" officeooo:paragraph-rsid="0047612e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28f2b0" officeooo:paragraph-rsid="004b710b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4fe2a5" officeooo:paragraph-rsid="004fe2a5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4fe2a5" officeooo:paragraph-rsid="004fe2a5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paragraph-rsid="001c9342" fo:background-color="transparent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33c144" officeooo:paragraph-rsid="0033c144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8" style:family="paragraph" style:parent-style-name="Table_20_Contents" style:list-style-name="L1">
      <style:text-properties style:font-name="Liberation Sans" fo:font-size="12pt" fo:font-weight="normal" officeooo:paragraph-rsid="004b710b" style:font-size-asian="12pt" style:font-weight-asian="normal" style:font-size-complex="12pt" style:font-weight-complex="normal"/>
    </style:style>
    <style:style style:name="P29" style:family="paragraph" style:parent-style-name="Table_20_Contents" style:list-style-name="L1">
      <style:text-properties style:font-name="Liberation Sans" fo:font-size="12pt" fo:font-weight="normal" officeooo:rsid="00220ae6" officeooo:paragraph-rsid="004b710b" style:font-size-asian="12pt" style:font-weight-asian="normal" style:font-size-complex="12pt" style:font-weight-complex="normal"/>
    </style:style>
    <style:style style:name="P30" style:family="paragraph" style:parent-style-name="Table_20_Contents" style:list-style-name="L2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31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paragraph-rsid="004fe2a5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style:text-properties style:font-name="Liberation Sans" fo:font-size="12pt" fo:font-weight="normal" officeooo:rsid="005650d0" officeooo:paragraph-rsid="005650d0" style:font-size-asian="12pt" style:font-weight-asian="normal" style:font-size-complex="12pt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officeooo:rsid="003912ca"/>
    </style:style>
    <style:style style:name="T5" style:family="text">
      <style:text-properties officeooo:rsid="003f8c7a"/>
    </style:style>
    <style:style style:name="T6" style:family="text">
      <style:text-properties officeooo:rsid="004aeaa9"/>
    </style:style>
    <style:style style:name="T7" style:family="text">
      <style:text-properties officeooo:rsid="002ae730"/>
    </style:style>
    <style:style style:name="T8" style:family="text">
      <style:text-properties officeooo:rsid="004fe2a5"/>
    </style:style>
    <style:style style:name="T9" style:family="text">
      <style:text-properties officeooo:rsid="0035801a"/>
    </style:style>
    <style:style style:name="T10" style:family="text">
      <style:text-properties officeooo:rsid="0049599c"/>
    </style:style>
    <style:style style:name="T11" style:family="text">
      <style:text-properties officeooo:rsid="00259b04"/>
    </style:style>
    <style:style style:name="T12" style:family="text">
      <style:text-properties officeooo:rsid="00220ae6"/>
    </style:style>
    <style:style style:name="T13" style:family="text">
      <style:text-properties officeooo:rsid="0055cd77"/>
    </style:style>
    <style:style style:name="T14" style:family="text">
      <style:text-properties officeooo:rsid="005303ba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498f65" fo:background-color="transparent" loext:char-shading-value="0"/>
    </style:style>
    <style:style style:name="T17" style:family="text">
      <style:text-properties officeooo:rsid="0021b051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621945423056">
          <table:table-cell table:style-name="Tabela1.A1" table:number-columns-spanned="2" office:value-type="string">
            <text:p text:style-name="P25"><text:span text:style-name="T1">Nome do caso de uso: </text:span><text:span text:style-name="T2">UC - </text:span><text:span text:style-name="T3">001</text:span></text:p>
          </table:table-cell>
          <table:covered-table-cell/>
        </table:table-row>
        <table:table-row table:style-name="TableLine94621945595808">
          <table:table-cell table:style-name="Tabela1.A8" office:value-type="string">
            <text:p text:style-name="P19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621945638064">
          <table:table-cell table:style-name="Tabela1.A8" office:value-type="string">
            <text:p text:style-name="P19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621945638704">
          <table:table-cell table:style-name="Tabela1.A8" office:value-type="string">
            <text:p text:style-name="P26">Descrição</text:p>
          </table:table-cell>
          <table:table-cell table:style-name="Tabela1.B8" office:value-type="string">
            <text:p text:style-name="P4"><text:span text:style-name="T9">Cadastrar </text:span><text:span text:style-name="T10">cliente</text:span></text:p>
          </table:table-cell>
        </table:table-row>
        <table:table-row table:style-name="TableLine94621945639344">
          <table:table-cell table:style-name="Tabela1.A8" office:value-type="string">
            <text:p text:style-name="P20">Pré-condição</text:p>
          </table:table-cell>
          <table:table-cell table:style-name="Tabela1.B8" office:value-type="string">
            <text:p text:style-name="P5"/>
          </table:table-cell>
        </table:table-row>
        <table:table-row table:style-name="Tabela1.6">
          <table:table-cell table:style-name="Tabela1.A8" office:value-type="string">
            <text:p text:style-name="P20">Pós-condição</text:p>
          </table:table-cell>
          <table:table-cell table:style-name="Tabela1.B8" office:value-type="string">
            <text:p text:style-name="P6">Exibir os dados cadastrados <text:span text:style-name="T4">no próprio formulário.</text:span></text:p>
          </table:table-cell>
        </table:table-row>
        <table:table-row table:style-name="Tabela1.7">
          <table:table-cell table:style-name="Tabela1.A11" office:value-type="string">
            <text:p text:style-name="P21">Entradas</text:p>
          </table:table-cell>
          <table:table-cell table:style-name="Tabela1.B11" office:value-type="string">
            <text:p text:style-name="P16"/>
            <text:p text:style-name="P16">Campos pessoal<text:span text:style-name="T6"> básicos</text:span></text:p>
            <text:p text:style-name="P17">TEXTO - Nome</text:p>
            <text:p text:style-name="P17">TEXTO - <text:span text:style-name="T5">CPF</text:span></text:p>
            <text:p text:style-name="P17">SELETOR - Sexo</text:p>
            <text:p text:style-name="P2"><text:span text:style-name="T16">DATA</text:span><text:span text:style-name="T15"> - Nascimento</text:span></text:p>
            <text:p text:style-name="P17">SELETOR - Nacionalidade</text:p>
            <text:p text:style-name="P17">TEXTO - Nome do pai</text:p>
            <text:p text:style-name="P17">TEXTO - Nome da mãe</text:p>
            <text:p text:style-name="P17"/>
            <text:p text:style-name="P16">Campos de endereço</text:p>
            <text:p text:style-name="P17">TEXTO - Cep</text:p>
            <text:p text:style-name="P17">TEXTO - Rua</text:p>
            <text:p text:style-name="P17">TEXTO - Quadra</text:p>
            <text:p text:style-name="P17">TEXTO - Lote</text:p>
            <text:p text:style-name="P17">TEXTO - Número</text:p>
            <text:p text:style-name="P17">TEXTO - Bairro</text:p>
            <text:p text:style-name="P17">TEXTO - Cidade</text:p>
            <text:p text:style-name="P2"><text:span text:style-name="T17">SELETOR</text:span> - UF</text:p>
            <text:p text:style-name="P17">TEXTO - Complemento</text:p>
            <text:p text:style-name="P17"/>
            <text:p text:style-name="P16">Campos de contato</text:p>
            <text:p text:style-name="P17">TEXTO - Telefone</text:p>
            <text:p text:style-name="P18">TEXTO - E-mail</text:p>
            <text:p text:style-name="P17"/>
          </table:table-cell>
        </table:table-row>
        <table:table-row table:style-name="TableLine94621945642352">
          <table:table-cell table:style-name="Tabela1.A8" office:value-type="string">
            <text:p text:style-name="P22">Prioridade</text:p>
          </table:table-cell>
          <table:table-cell table:style-name="Tabela1.B8" office:value-type="string">
            <text:p text:style-name="P7">Essencial</text:p>
          </table:table-cell>
        </table:table-row>
        <table:table-row table:style-name="TableLine94621945643040">
          <table:table-cell table:style-name="Tabela1.A9" table:number-columns-spanned="2" office:value-type="string">
            <text:p text:style-name="P27">Fluxo de eventos</text:p>
          </table:table-cell>
          <table:covered-table-cell/>
        </table:table-row>
        <table:table-row table:style-name="Tabela1.10">
          <table:table-cell table:style-name="Tabela1.A11" office:value-type="string">
            <text:p text:style-name="P23">Fluxo principal</text:p>
          </table:table-cell>
          <table:table-cell table:style-name="Tabela1.B11" office:value-type="string">
            <text:p text:style-name="P8"/>
            <text:list xml:id="list4031154521" text:style-name="L1">
              <text:list-item>
                <text:p text:style-name="P28"><text:span text:style-name="T11">Preencher</text:span><text:span text:style-name="T12"> </text:span><text:span text:style-name="T11">os dados</text:span></text:p>
              </text:list-item>
              <text:list-item>
                <text:p text:style-name="P29"><text:span text:style-name="T7">Clicar em s</text:span>alvar</text:p>
              </text:list-item>
            </text:list>
            <text:p text:style-name="P9"/>
          </table:table-cell>
        </table:table-row>
        <table:table-row table:style-name="Tabela1.11">
          <table:table-cell table:style-name="Tabela1.A11" office:value-type="string">
            <text:p text:style-name="P23">Fluxo secundário</text:p>
          </table:table-cell>
          <table:table-cell table:style-name="Tabela1.B11" office:value-type="string">
            <text:p text:style-name="P8"/>
            <text:p text:style-name="P10">Preencher dados obrigatórios</text:p>
            <text:p text:style-name="P8"/>
            <text:list xml:id="list1330092431" text:style-name="L2">
              <text:list-item>
                <text:p text:style-name="P30">Nome</text:p>
              </text:list-item>
              <text:list-item>
                <text:p text:style-name="P30">CPF</text:p>
              </text:list-item>
              <text:list-item>
                <text:p text:style-name="P30">Data de nascimento</text:p>
              </text:list-item>
              <text:list-item>
                <text:p text:style-name="P32">Telefone</text:p>
              </text:list-item>
            </text:list>
            <text:p text:style-name="P11"/>
          </table:table-cell>
        </table:table-row>
        <table:table-row table:style-name="Tabela1.11">
          <table:table-cell table:style-name="Tabela1.A12" office:value-type="string">
            <text:p text:style-name="P24">Regras</text:p>
          </table:table-cell>
          <table:table-cell table:style-name="Tabela1.B12" office:value-type="string">
            <text:p text:style-name="P12"/>
            <text:p text:style-name="P12"><text:soft-page-break/></text:p>
            <text:p text:style-name="P12"/>
            <text:p text:style-name="P13">Regras</text:p>
            <text:p text:style-name="P14"/>
            <text:list xml:id="list2867600620" text:style-name="L3">
              <text:list-item>
                <text:p text:style-name="P31"><text:span text:style-name="T13">Não permitir mais de um cadastro com o mesmo </text:span><text:span text:style-name="T8">CPF</text:span><text:span text:style-name="T13">.</text:span></text:p>
              </text:list-item>
            </text:list>
            <text:p text:style-name="P12"/>
          </table:table-cell>
        </table:table-row>
        <table:table-row table:style-name="TableLine94621945647216">
          <table:table-cell table:style-name="Tabela1.A13" office:value-type="string">
            <text:p text:style-name="P23">Versão</text:p>
          </table:table-cell>
          <table:table-cell table:style-name="Tabela1.B13" office:value-type="string">
            <text:p text:style-name="P15"><text:span text:style-name="T14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2-10-01T13:30:02.740485985</dc:date>
    <meta:editing-duration>PT1H54M20S</meta:editing-duration>
    <meta:editing-cycles>68</meta:editing-cycles>
    <meta:generator>LibreOffice/6.4.7.2$Linux_X86_64 LibreOffice_project/40$Build-2</meta:generator>
    <meta:document-statistic meta:table-count="1" meta:image-count="0" meta:object-count="0" meta:page-count="2" meta:paragraph-count="48" meta:word-count="138" meta:character-count="747" meta:non-whitespace-character-count="664"/>
  </office:meta>
</office:document-meta>
</file>